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43254" officeooo:paragraph-rsid="00243254"/>
    </style:style>
    <style:style style:name="P2" style:family="paragraph" style:parent-style-name="Standard">
      <style:text-properties officeooo:rsid="0025c8ca" officeooo:paragraph-rsid="0025c8ca"/>
    </style:style>
    <style:style style:name="P3" style:family="paragraph" style:parent-style-name="Standard">
      <style:text-properties officeooo:rsid="0025c8ca" officeooo:paragraph-rsid="002633dd"/>
    </style:style>
    <style:style style:name="P4" style:family="paragraph" style:parent-style-name="Standard">
      <style:text-properties officeooo:rsid="002653a1" officeooo:paragraph-rsid="002653a1"/>
    </style:style>
    <style:style style:name="T1" style:family="text">
      <style:text-properties officeooo:rsid="0023a802"/>
    </style:style>
    <style:style style:name="T2" style:family="text">
      <style:text-properties officeooo:rsid="0025c8ca"/>
    </style:style>
    <style:style style:name="T3" style:family="text">
      <style:text-properties officeooo:rsid="002633dd"/>
    </style:style>
    <style:style style:name="T4" style:family="text">
      <style:text-properties officeooo:rsid="00265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<text:span text:style-name="T1">4; 1, 2, 4</text:span></text:p>
      <text:p text:style-name="Standard"/>
      <text:p text:style-name="P1"><text:span text:style-name="T2">1</text:span>)<text:tab/>global functions:<text:tab/>NU32_Startup</text:p>
      <text:p text:style-name="P1"><text:tab/><text:tab/><text:tab/><text:tab/>NU32_ReadUART3</text:p>
      <text:p text:style-name="P1"><text:tab/><text:tab/><text:tab/><text:tab/>NU32_WriteUART3</text:p>
      <text:p text:style-name="P1"/>
      <text:p text:style-name="P1"><text:tab/>private constant:<text:tab/>NU32_DESIRED_BAUD</text:p>
      <text:p text:style-name="P1"/>
      <text:p text:style-name="P2">2)<text:tab/>a)<text:tab/><text:span text:style-name="T3">see code</text:span></text:p>
      <text:p text:style-name="P3"><text:tab/></text:p>
      <text:p text:style-name="P3"><text:span text:style-name="T3"><text:tab/>b)<text:tab/>main.c only contains int main()</text:span></text:p>
      <text:p text:style-name="P3"><text:tab/><text:tab/><text:span text:style-name="T3">helper.h contains prototypes and structure defintions</text:span></text:p>
      <text:p text:style-name="P3"><text:tab/><text:tab/><text:span text:style-name="T3">helper.c contains the functions of helper.h</text:span></text:p>
      <text:p text:style-name="P3"/>
      <text:p text:style-name="P3"><text:tab/><text:span text:style-name="T3">c)<text:tab/>main.c include both calculate.h and io.h</text:span></text:p>
      <text:p text:style-name="P3"><text:tab/><text:tab/><text:span text:style-name="T4">calculate.c includes calculate.h</text:span></text:p>
      <text:p text:style-name="P3"><text:tab/><text:tab/><text:span text:style-name="T4">io.c includes both calculate.h and io.h because the struct is defined with calculate.h</text:span></text:p>
      <text:p text:style-name="P3"/>
      <text:p text:style-name="P4">4)<text:tab/>see cod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20:18.860779232</meta:creation-date>
    <dc:date>2020-02-04T10:35:01.916965645</dc:date>
    <meta:editing-duration>PT1H17M3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7" meta:character-count="484" meta:non-whitespace-character-count="412"/>
  </office:meta>
</office:document-meta>
</file>